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315cm" fo:min-width="1.878cm" fo:padding-top="0.178cm" fo:padding-bottom="0.178cm" fo:padding-left="0.303cm" fo:padding-right="0.303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6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3.657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3.657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0.71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5.223cm" fo:min-width="5.808cm" fo:padding-top="0.142cm" fo:padding-bottom="0.142cm" fo:padding-left="0.267cm" fo:padding-right="0.267cm"/>
    </style:style>
    <style:style style:name="gr8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9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1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69cm" fo:padding-top="0.142cm" fo:padding-bottom="0.142cm" fo:padding-left="0.267cm" fo:padding-right="0.267cm"/>
    </style:style>
    <style:style style:name="gr12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3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gr15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748cm" fo:min-width="3.022cm" fo:padding-top="0.142cm" fo:padding-bottom="0.142cm" fo:padding-left="0.267cm" fo:padding-right="0.267cm"/>
    </style:style>
    <style:style style:name="gr1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879cm" fo:padding-top="0.142cm" fo:padding-bottom="0.142cm" fo:padding-left="0.267cm" fo:padding-right="0.267cm"/>
    </style:style>
    <style:style style:name="gr1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2.15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73cm" fo:min-width="1.372cm" fo:padding-top="0.142cm" fo:padding-bottom="0.142cm" fo:padding-left="0.267cm" fo:padding-right="0.267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0.8000001907349pt"/>
    </style:style>
    <style:style style:name="P6" style:family="paragraph">
      <loext:graphic-properties draw:fill-color="#ffffff" draw:opacity="0%"/>
      <style:paragraph-properties fo:text-align="center"/>
      <style:text-properties fo:font-size="10pt" style:text-underline-style="solid" style:text-underline-width="auto" style:text-underline-color="font-color"/>
    </style:style>
    <style:style style:name="P7" style:family="paragraph">
      <loext:graphic-properties draw:fill-color="#ffffff"/>
      <style:paragraph-properties fo:text-align="center"/>
      <style:text-properties fo:font-size="10.8000001907349p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fo:font-weight="bold" style:font-weight-asian="bold" style:font-weight-complex="bold"/>
    </style:style>
    <style:style style:name="T3" style:family="text">
      <style:text-properties fo:font-size="10pt" style:text-underline-style="solid" style:text-underline-width="auto" style:text-underline-color="font-color"/>
    </style:style>
    <style:style style:name="T4" style:family="text">
      <style:text-properties style:use-window-font-color="tru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484cm" svg:height="1.671cm" svg:x="2.27cm" svg:y="2.123cm">
          <text:p text:style-name="P1"><text:span text:style-name="T1">Building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54cm" svg:height="1.27cm" svg:x="6.085cm" svg:y="2.297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4.191cm" svg:height="1.27cm" svg:x="9.915cm" svg:y="2.324cm">
          <text:p text:style-name="P1"><text:span text:style-name="T1">Building Name: </text:span></text:p>
          <text:p text:style-name="P1"><text:span text:style-name="T1">Special Facilities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8.625cm" svg:y1="2.932cm" svg:x2="9.916cm" svg:y2="2.959cm" draw:start-shape="id1" draw:start-glue-point="6" draw:end-shape="id2" draw:end-glue-point="3" svg:d="M8625 2932l1291 27" svg:viewBox="0 0 1292 28">
          <text:p/>
        </draw:connector>
        <draw:connector draw:style-name="gr4" draw:text-style-name="P3" draw:layer="layout" draw:type="line" svg:x1="4.754cm" svg:y1="2.958cm" svg:x2="6.085cm" svg:y2="2.932cm" draw:start-shape="id3" draw:start-glue-point="1" draw:end-shape="id1" draw:end-glue-point="10" svg:d="M4754 2958l1331-26" svg:viewBox="0 0 1332 27">
          <text:p/>
        </draw:connector>
        <draw:custom-shape draw:style-name="gr5" draw:text-style-name="P2" xml:id="id5" draw:id="id5" draw:layer="layout" svg:width="4.191cm" svg:height="1.018cm" svg:x="8.61cm" svg:y="5.424cm">
          <text:p text:style-name="P1"><text:span text:style-name="T1">Building Store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2.54cm" svg:height="1.27cm" svg:x="4.785cm" svg:y="5.298cm">
          <text:p text:style-name="P1"><text:span text:style-name="T1">has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3.512cm" svg:y1="3.794cm" svg:x2="4.785cm" svg:y2="5.933cm" draw:start-shape="id3" draw:start-glue-point="2" draw:end-shape="id4" draw:end-glue-point="10" svg:d="M3512 3794l1273 2139" svg:viewBox="0 0 1274 2140">
          <text:p/>
        </draw:connector>
        <draw:connector draw:style-name="gr4" draw:text-style-name="P3" draw:layer="layout" draw:type="line" svg:x1="7.325cm" svg:y1="5.933cm" svg:x2="8.611cm" svg:y2="5.933cm" draw:start-shape="id4" draw:start-glue-point="6" draw:end-shape="id5" draw:end-glue-point="3" svg:d="M7325 5933h1286" svg:viewBox="0 0 1287 1">
          <text:p/>
        </draw:connector>
        <draw:custom-shape draw:style-name="gr2" draw:text-style-name="P2" xml:id="id6" draw:id="id6" draw:layer="layout" svg:width="2.54cm" svg:height="1.27cm" svg:x="13.785cm" svg:y="5.299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2.802cm" svg:y1="5.933cm" svg:x2="13.785cm" svg:y2="5.934cm" draw:start-shape="id5" draw:start-glue-point="1" svg:d="M12802 5933l983 1" svg:viewBox="0 0 984 2">
          <text:p/>
        </draw:connector>
        <draw:connector draw:style-name="gr4" draw:text-style-name="P3" draw:layer="layout" svg:x1="16.325cm" svg:y1="5.934cm" svg:x2="17.807cm" svg:y2="4.515cm" draw:start-shape="id6" draw:start-glue-point="6" draw:end-shape="id7" draw:end-glue-point="3" svg:d="M16325 5934h741v-1419h741" svg:viewBox="0 0 1483 1420">
          <text:p/>
        </draw:connector>
        <draw:custom-shape draw:style-name="gr2" draw:text-style-name="P2" xml:id="id8" draw:id="id8" draw:layer="layout" svg:width="2.54cm" svg:height="1.27cm" svg:x="3.48cm" svg:y="10.347cm">
          <text:p text:style-name="P1"><text:span text:style-name="T1">has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3.512cm" svg:y1="3.794cm" svg:x2="3.48cm" svg:y2="10.982cm" draw:start-shape="id3" draw:start-glue-point="2" draw:end-shape="id8" draw:end-glue-point="10" svg:d="M3512 3794l-32 7188" svg:viewBox="0 0 33 7189">
          <text:p/>
        </draw:connector>
        <draw:custom-shape draw:style-name="gr6" draw:text-style-name="P2" xml:id="id11" draw:id="id11" draw:layer="layout" svg:width="1.244cm" svg:height="1.018cm" svg:x="6.911cm" svg:y="10.472cm">
          <text:p text:style-name="P1"><text:span text:style-name="T1">Slab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2" xml:id="id9" draw:id="id9" draw:layer="layout" svg:width="4.191cm" svg:height="1.018cm" svg:x="8.611cm" svg:y="5.424cm">
          <text:p text:style-name="P1"><text:span text:style-name="T1">Building Store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2.54cm" svg:height="1.27cm" svg:x="9.452cm" svg:y="7.35cm">
          <text:p text:style-name="P1"><text:span text:style-name="T1">elevation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2.54cm" svg:height="1.27cm" svg:x="6.28cm" svg:y="12.449cm">
          <text:p text:style-name="P1"><text:span text:style-name="T1">elevation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0.707cm" svg:y1="6.442cm" svg:x2="10.723cm" svg:y2="7.35cm" draw:start-shape="id9" draw:start-glue-point="2" draw:end-shape="id10" draw:end-glue-point="4" svg:d="M10707 6442l16 908" svg:viewBox="0 0 17 909">
          <text:p/>
        </draw:connector>
        <draw:connector draw:style-name="gr4" draw:text-style-name="P3" draw:layer="layout" draw:type="line" svg:x1="6.02cm" svg:y1="10.982cm" svg:x2="6.911cm" svg:y2="10.981cm" draw:start-shape="id8" draw:start-glue-point="6" draw:end-shape="id11" draw:end-glue-point="3" svg:d="M6020 10982l891-1" svg:viewBox="0 0 892 2">
          <text:p/>
        </draw:connector>
        <draw:connector draw:style-name="gr4" draw:text-style-name="P3" draw:layer="layout" draw:type="line" svg:x1="7.533cm" svg:y1="11.49cm" svg:x2="7.551cm" svg:y2="12.449cm" draw:start-shape="id11" draw:start-glue-point="2" draw:end-shape="id12" draw:end-glue-point="4" svg:d="M7533 11490l18 959" svg:viewBox="0 0 19 960">
          <text:p/>
        </draw:connector>
        <draw:custom-shape draw:style-name="gr2" draw:text-style-name="P2" xml:id="id13" draw:id="id13" draw:layer="layout" svg:width="2.54cm" svg:height="1.27cm" svg:x="9.18cm" svg:y="10.362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8.155cm" svg:y1="10.981cm" svg:x2="9.18cm" svg:y2="10.997cm" draw:start-shape="id11" draw:start-glue-point="1" draw:end-shape="id13" svg:d="M8155 10981l1025 16" svg:viewBox="0 0 1026 17">
          <text:p/>
        </draw:connector>
        <draw:g xml:id="id7" draw:id="id7">
          <draw:custom-shape draw:style-name="gr7" draw:text-style-name="P2" draw:layer="layout" svg:width="6.342cm" svg:height="5.507cm" svg:x="17.807cm" svg:y="1.762cm">
            <text:p text:style-name="P1"><text:span text:style-name="T2">Name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5" draw:layer="layout" svg:width="2.304cm" svg:height="1.018cm" svg:x="18.14cm" svg:y="2.597cm">
            <text:p text:style-name="P4"><text:span text:style-name="T1">Fir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5" draw:layer="layout" svg:width="2.304cm" svg:height="1.018cm" svg:x="18.141cm" svg:y="3.697cm">
            <text:p text:style-name="P4"><text:span text:style-name="T1">Fir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5" draw:layer="layout" svg:width="2.304cm" svg:height="1.018cm" svg:x="18.141cm" svg:y="4.797cm">
            <text:p text:style-name="P4"><text:span text:style-name="T1">First Flo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5" draw:layer="layout" svg:width="2.303cm" svg:height="1.018cm" svg:x="21.475cm" svg:y="2.541cm">
            <text:p text:style-name="P4"><text:span text:style-name="T1">1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" draw:text-style-name="P5" draw:layer="layout" svg:width="2.304cm" svg:height="1.018cm" svg:x="21.483cm" svg:y="3.684cm">
            <text:p text:style-name="P4"><text:span text:style-name="T1">1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" draw:text-style-name="P5" draw:layer="layout" svg:width="2.304cm" svg:height="1.018cm" svg:x="21.483cm" svg:y="4.827cm">
            <text:p text:style-name="P4"><text:span text:style-name="T1">Level 1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6" draw:layer="layout" svg:width="0.635cm" svg:height="0.762cm" svg:x="20.662cm" svg:y="3.894cm">
            <text:p text:style-name="P1"><text:span text:style-name="T3">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5" draw:layer="layout" svg:width="2.304cm" svg:height="1.018cm" svg:x="19.841cm" svg:y="5.997cm">
            <text:p text:style-name="P4"><text:span text:style-name="T1">Compound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6" draw:text-style-name="P7" draw:layer="layout" svg:width="3.556cm" svg:height="2.032cm" svg:x="12.681cm" svg:y="10.003cm">
            <text:p text:style-name="P1"><text:span text:style-name="T2">Name: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2" draw:layer="layout" svg:width="1.244cm" svg:height="1.018cm" svg:x="12.911cm" svg:y="10.772cm">
            <text:p text:style-name="P1"><text:span text:style-name="T1">Roa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2" draw:layer="layout" svg:width="1.244cm" svg:height="1.018cm" svg:x="14.811cm" svg:y="10.772cm">
            <text:p text:style-name="P1"><text:span text:style-name="T1">Groun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6" draw:layer="layout" svg:width="0.635cm" svg:height="0.762cm" svg:x="14.2cm" svg:y="10.892cm">
            <text:p text:style-name="P1"><text:span text:style-name="T3">OR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onnector draw:style-name="gr4" draw:text-style-name="P3" draw:layer="layout" draw:type="line" svg:x1="11.72cm" svg:y1="10.997cm" svg:x2="12.581cm" svg:y2="11.019cm" draw:start-shape="id13" draw:start-glue-point="6" svg:d="M11720 10997l861 22" svg:viewBox="0 0 862 23">
          <text:p/>
        </draw:connector>
        <draw:custom-shape draw:style-name="gr17" draw:text-style-name="P2" xml:id="id14" draw:id="id14" draw:layer="layout" svg:width="2.413cm" svg:height="1.018cm" svg:x="9.779cm" svg:y="12.557cm">
          <text:p text:style-name="P1"><text:span text:style-name="T1">Slab eleva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8.82cm" svg:y1="13.084cm" svg:x2="9.78cm" svg:y2="13.066cm" draw:start-shape="id12" draw:start-glue-point="6" draw:end-shape="id14" draw:end-glue-point="3" svg:d="M8820 13084l960-18" svg:viewBox="0 0 961 19">
          <text:p/>
        </draw:connector>
        <draw:custom-shape draw:style-name="gr18" draw:text-style-name="P2" xml:id="id15" draw:id="id15" draw:layer="layout" svg:width="2.69cm" svg:height="1.018cm" svg:x="12.885cm" svg:y="7.457cm">
          <text:p text:style-name="P1"><text:span text:style-name="T1">Storey eleva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11.992cm" svg:y1="7.985cm" svg:x2="12.885cm" svg:y2="7.966cm" draw:start-shape="id10" draw:start-glue-point="6" draw:end-shape="id15" draw:end-glue-point="3" svg:d="M11992 7985l893-19" svg:viewBox="0 0 894 20">
          <text:p/>
        </draw:connector>
        <draw:custom-shape draw:style-name="gr19" draw:text-style-name="P8" xml:id="id16" draw:id="id16" draw:layer="layout" svg:width="3.81cm" svg:height="2.513cm" svg:x="17.118cm" svg:y="9.855cm">
          <text:p text:style-name="P1"><text:span text:style-name="T4">Subtract elev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5.575cm" svg:y1="7.966cm" svg:x2="19.023cm" svg:y2="9.855cm" draw:start-shape="id15" draw:start-glue-point="1" draw:end-shape="id16" draw:end-glue-point="4" svg:d="M15575 7966l3448 1889" svg:viewBox="0 0 3449 1890">
          <text:p/>
        </draw:connector>
        <draw:connector draw:style-name="gr4" draw:text-style-name="P3" draw:layer="layout" svg:x1="12.193cm" svg:y1="13.066cm" svg:x2="19.023cm" svg:y2="12.368cm" draw:start-shape="id14" draw:start-glue-point="1" draw:end-shape="id16" draw:end-glue-point="6" svg:d="M12193 13066h6830v-698" svg:viewBox="0 0 6831 699">
          <text:p/>
        </draw:connector>
        <draw:custom-shape draw:style-name="gr18" draw:text-style-name="P2" xml:id="id17" draw:id="id17" draw:layer="layout" svg:width="2.69cm" svg:height="1.018cm" svg:x="21.586cm" svg:y="10.598cm">
          <text:p text:style-name="P1"><text:span text:style-name="T1">E =&gt; 10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20.928cm" svg:y1="11.112cm" svg:x2="21.586cm" svg:y2="11.107cm" draw:start-shape="id16" draw:start-glue-point="7" draw:end-shape="id17" draw:end-glue-point="3" svg:d="M20928 11112l658-5" svg:viewBox="0 0 659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09:54:57.092000000</meta:creation-date>
    <dc:date>2018-07-17T17:51:10.683000000</dc:date>
    <meta:editing-duration>PT36M38S</meta:editing-duration>
    <meta:editing-cycles>4</meta:editing-cycles>
    <meta:generator>LibreOffice/6.0.3.2$Windows_X86_64 LibreOffice_project/8f48d515416608e3a835360314dac7e47fd0b821</meta:generator>
    <meta:document-statistic meta:object-count="48"/>
  </office:meta>
</office:document-meta>
</file>